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168E2ADC8D0CC3B73CC.png" manifest:media-type="image/png"/>
  <manifest:file-entry manifest:full-path="Pictures/10000201000006980000013C9D8DBFF21D9D731D.png" manifest:media-type="image/png"/>
  <manifest:file-entry manifest:full-path="Pictures/10000201000004440000030DE70D8E426263A50E.png" manifest:media-type="image/png"/>
  <manifest:file-entry manifest:full-path="Pictures/10000201000006AB0000019F981572E65A6F6846.png" manifest:media-type="image/png"/>
  <manifest:file-entry manifest:full-path="Pictures/10000000000002EE000000DD2304B109E15CF971.png" manifest:media-type="image/png"/>
  <manifest:file-entry manifest:full-path="Pictures/1000020100000622000002A885ACC5E6DE4DB9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Unslanted 10" svg:font-family="'LM Roman Unslanted 10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995cm" fo:min-width="6.6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04cm" fo:min-width="1.59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2.631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LM Roman Unslanted 10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LM Roman Unslanted 10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Purisa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00" style:font-name="Purisa" fo:font-size="10pt" style:font-size-asian="10pt" style:font-size-complex="10pt"/>
    </style:style>
    <style:style style:name="T1" style:family="text">
      <style:text-properties style:font-name="LM Roman Unslanted 10"/>
    </style:style>
    <style:style style:name="T2" style:family="text">
      <style:text-properties style:font-name="LM Roman Unslanted 10" fo:font-size="18pt" style:font-size-asian="18pt" style:font-size-complex="18pt"/>
    </style:style>
    <style:style style:name="T3" style:family="text">
      <style:text-properties style:text-position="super 58%" style:font-name="LM Roman Unslanted 10" fo:font-size="18pt" style:font-size-asian="18pt" style:font-size-complex="18pt"/>
    </style:style>
    <style:style style:name="T4" style:family="text">
      <style:text-properties fo:color="#000000" style:font-name="Puris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mathematical models</text:span></text:p>
          </draw:text-box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mathematical models</text:span></text:p>
          </draw:text-box>
        </draw:frame>
        <draw:frame draw:style-name="gr2" draw:text-style-name="P5" draw:layer="layout" svg:width="10.705cm" svg:height="3.155cm" svg:x="2.386cm" svg:y="3.596cm">
          <draw:image xlink:href="Pictures/10000000000002EE000000DD2304B109E15CF971.png" xlink:type="simple" xlink:show="embed" xlink:actuate="onLoad">
            <text:p/>
          </draw:image>
        </draw:frame>
        <draw:frame draw:style-name="gr2" draw:text-style-name="P5" draw:layer="layout" svg:width="10.634cm" svg:height="4.605cm" svg:x="14.512cm" svg:y="2.675cm">
          <draw:image xlink:href="Pictures/1000020100000622000002A885ACC5E6DE4DB917.png" xlink:type="simple" xlink:show="embed" xlink:actuate="onLoad">
            <text:p/>
          </draw:image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draw:custom-shape draw:style-name="gr3" draw:text-style-name="P6" draw:layer="layout" svg:width="7.112cm" svg:height="5.245cm" svg:x="18.288cm" svg:y="2.1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mathematical models</text:span></text:p>
          </draw:text-box>
        </draw:frame>
        <draw:frame draw:style-name="gr2" draw:text-style-name="P5" draw:layer="layout" svg:width="10.705cm" svg:height="3.155cm" svg:x="2.386cm" svg:y="3.596cm">
          <draw:image xlink:href="Pictures/10000000000002EE000000DD2304B109E15CF971.png" xlink:type="simple" xlink:show="embed" xlink:actuate="onLoad">
            <text:p/>
          </draw:image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draw:frame draw:style-name="gr2" draw:text-style-name="P5" draw:layer="layout" svg:width="10.634cm" svg:height="4.605cm" svg:x="14.512cm" svg:y="2.676cm">
          <draw:image xlink:href="Pictures/1000020100000622000002A885ACC5E6DE4DB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mathematical models</text:span></text:p>
          </draw:text-box>
        </draw:frame>
        <draw:frame draw:style-name="gr2" draw:text-style-name="P5" draw:layer="layout" svg:width="10.705cm" svg:height="3.155cm" svg:x="2.386cm" svg:y="3.596cm">
          <draw:image xlink:href="Pictures/10000000000002EE000000DD2304B109E15CF971.png" xlink:type="simple" xlink:show="embed" xlink:actuate="onLoad">
            <text:p/>
          </draw:image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draw:frame draw:style-name="gr4" draw:text-style-name="P8" draw:layer="layout" svg:width="9.749cm" svg:height="6.972cm" svg:x="0.362cm" svg:y="8.014cm">
          <draw:image xlink:href="Pictures/10000201000004440000030DE70D8E426263A50E.png" xlink:type="simple" xlink:show="embed" xlink:actuate="onLoad">
            <text:p/>
          </draw:image>
        </draw:frame>
        <draw:frame draw:style-name="gr2" draw:text-style-name="P5" draw:layer="layout" svg:width="10.634cm" svg:height="4.605cm" svg:x="14.512cm" svg:y="2.676cm">
          <draw:image xlink:href="Pictures/1000020100000622000002A885ACC5E6DE4DB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mathematical models</text:span></text:p>
          </draw:text-box>
        </draw:frame>
        <draw:frame draw:style-name="gr2" draw:text-style-name="P5" draw:layer="layout" svg:width="10.705cm" svg:height="3.155cm" svg:x="2.386cm" svg:y="3.596cm">
          <draw:image xlink:href="Pictures/10000000000002EE000000DD2304B109E15CF971.png" xlink:type="simple" xlink:show="embed" xlink:actuate="onLoad">
            <text:p/>
          </draw:image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draw:frame draw:style-name="gr4" draw:text-style-name="P8" draw:layer="layout" svg:width="17.613cm" svg:height="3.296cm" svg:x="10.36cm" svg:y="7.82cm">
          <draw:image xlink:href="Pictures/10000201000006980000013C9D8DBFF21D9D731D.png" xlink:type="simple" xlink:show="embed" xlink:actuate="onLoad">
            <text:p/>
          </draw:image>
        </draw:frame>
        <draw:frame draw:style-name="gr4" draw:text-style-name="P8" draw:layer="layout" svg:width="9.749cm" svg:height="6.972cm" svg:x="0.362cm" svg:y="8.014cm">
          <draw:image xlink:href="Pictures/10000201000004440000030DE70D8E426263A50E.png" xlink:type="simple" xlink:show="embed" xlink:actuate="onLoad">
            <text:p/>
          </draw:image>
        </draw:frame>
        <draw:frame draw:style-name="gr2" draw:text-style-name="P5" draw:layer="layout" svg:width="10.634cm" svg:height="4.605cm" svg:x="14.512cm" svg:y="2.676cm">
          <draw:image xlink:href="Pictures/1000020100000622000002A885ACC5E6DE4DB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-0.254cm" presentation:class="title" presentation:user-transformed="true">
          <draw:text-box>
            <text:p><text:span text:style-name="T1">Gene drive </text:span><text:span text:style-name="T1">mathematical </text:span><text:span text:style-name="T1">models</text:span></text:p>
          </draw:text-box>
        </draw:frame>
        <draw:frame draw:style-name="gr2" draw:text-style-name="P5" draw:layer="layout" svg:width="10.705cm" svg:height="3.155cm" svg:x="2.386cm" svg:y="3.596cm">
          <draw:image xlink:href="Pictures/10000000000002EE000000DD2304B109E15CF971.png" xlink:type="simple" xlink:show="embed" xlink:actuate="onLoad">
            <text:p/>
          </draw:image>
        </draw:frame>
        <draw:frame draw:style-name="gr2" draw:text-style-name="P5" draw:layer="layout" svg:width="1.528cm" svg:height="2.659cm" svg:x="24.63cm" svg:y="12.027cm">
          <draw:image xlink:href="Pictures/10000201000000D500000168E2ADC8D0CC3B73CC.png" xlink:type="simple" xlink:show="embed" xlink:actuate="onLoad">
            <text:p/>
          </draw:image>
        </draw:frame>
        <draw:frame draw:style-name="gr2" draw:text-style-name="P5" draw:layer="layout" svg:width="12.938cm" svg:height="3.145cm" svg:x="11.066cm" svg:y="11.587cm">
          <draw:image xlink:href="Pictures/10000201000006AB0000019F981572E65A6F6846.png" xlink:type="simple" xlink:show="embed" xlink:actuate="onLoad">
            <text:p/>
          </draw:image>
        </draw:frame>
        <draw:custom-shape draw:style-name="gr5" draw:text-style-name="P6" draw:layer="layout" svg:width="2.968cm" svg:height="0.786cm" svg:x="24.764cm" svg:y="11.384cm">
          <text:p/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8686.56113169417 27034.30749682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10" draw:layer="layout" svg:width="3.817cm" svg:height="0.882cm" svg:x="24.683cm" svg:y="11.384cm">
          <draw:text-box>
            <text:p text:style-name="P9"><text:span text:style-name="T4">Aaaarrrgg !!!</text:span></text:p>
          </draw:text-box>
        </draw:frame>
        <draw:frame presentation:style-name="pr2" draw:text-style-name="P3" draw:layer="layout" svg:width="9.906cm" svg:height="2.631cm" svg:x="19.05cm" svg:y="13.97cm" presentation:class="title" presentation:user-transformed="true">
          <draw:text-box>
            <text:p text:style-name="P2"><text:span text:style-name="T2">Léna Kläy, PhD 3</text:span><text:span text:style-name="T3">rd</text:span><text:span text:style-name="T2"> year</text:span></text:p>
          </draw:text-box>
        </draw:frame>
        <draw:frame draw:style-name="gr4" draw:text-style-name="P8" draw:layer="layout" svg:width="17.613cm" svg:height="3.296cm" svg:x="10.36cm" svg:y="7.82cm">
          <draw:image xlink:href="Pictures/10000201000006980000013C9D8DBFF21D9D731D.png" xlink:type="simple" xlink:show="embed" xlink:actuate="onLoad">
            <text:p/>
          </draw:image>
        </draw:frame>
        <draw:frame draw:style-name="gr4" draw:text-style-name="P8" draw:layer="layout" svg:width="9.749cm" svg:height="6.972cm" svg:x="0.362cm" svg:y="8.014cm">
          <draw:image xlink:href="Pictures/10000201000004440000030DE70D8E426263A50E.png" xlink:type="simple" xlink:show="embed" xlink:actuate="onLoad">
            <text:p/>
          </draw:image>
        </draw:frame>
        <draw:frame draw:style-name="gr2" draw:text-style-name="P5" draw:layer="layout" svg:width="10.634cm" svg:height="4.605cm" svg:x="14.512cm" svg:y="2.676cm">
          <draw:image xlink:href="Pictures/1000020100000622000002A885ACC5E6DE4DB91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Unslanted 10" svg:font-family="'LM Roman Unslanted 10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2T17:17:50.791705994</meta:creation-date>
    <dc:date>2022-09-13T13:31:29.599657384</dc:date>
    <meta:editing-duration>PT21M55S</meta:editing-duration>
    <meta:editing-cycles>3</meta:editing-cycles>
    <meta:generator>LibreOffice/6.0.7.3$Linux_X86_64 LibreOffice_project/00m0$Build-3</meta:generator>
    <meta:document-statistic meta:object-count="65"/>
  </office:meta>
</office:document-meta>
</file>